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5cm" svg:y="0cm"/>
          <draw:glue-point draw:id="6" svg:x="0cm" svg:y="5cm"/>
          <draw:glue-point draw:id="7" svg:x="-5cm" svg:y="0cm"/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polygon draw:style-name="gr1" draw:layer="layout" svg:width="2cm" svg:height="2cm" svg:x="0cm" svg:y="0cm" svg:viewBox="0 0 2001 2001" draw:points="1000,0 2001,1000 1000,2001 0,1000">
            <text:p/>
          </draw:polygon>
          <draw:polygon draw:style-name="gr2" draw:layer="layout" svg:width="2cm" svg:height="2cm" svg:x="0cm" svg:y="0cm" svg:viewBox="0 0 2001 2001" draw:points="1000,0 2001,1000 1000,2001 0,1000">
            <text:p/>
          </draw:polygon>
          <draw:polygon draw:style-name="gr3" draw:layer="layout" svg:width="0.728cm" svg:height="0.994cm" svg:x="0.619cm" svg:y="0.503cm" svg:viewBox="0 0 729 995" draw:points="0,995 281,497 0,0 182,0 364,331 547,0 729,0 447,497 729,995 547,995 364,663 182,995">
            <text:p/>
          </draw:polygon>
          <draw:polygon draw:style-name="gr2" draw:layer="layout" svg:width="0.728cm" svg:height="0.994cm" svg:x="0.619cm" svg:y="0.503cm" svg:viewBox="0 0 729 995" draw:points="0,995 281,497 0,0 182,0 364,331 547,0 729,0 447,497 729,995 547,995 364,663 182,99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Gateway-Exclusive-XOR-Data-Based</dc:title>
    <meta:creation-date>2011-02-07T16:51:30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